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1.957cm" fo:min-width="4.238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2.009cm" fo:min-width="4.19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214cm" fo:min-width="0.197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052cm" fo:min-width="5.0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052cm" fo:min-width="5.0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321cm" fo:min-width="4.238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2.442cm" fo:min-width="4.19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dash" draw:stroke-dash="Dashed_20__28_var_29__20_2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.837cm" fo:min-width="3.26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052cm" fo:min-width="5.0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5.479cm" fo:min-width="8.75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dash" draw:stroke-dash="Dashed_20__28_var_29__20_2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.837cm" fo:min-width="3.26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3.062cm" fo:min-width="6.853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12cm" fo:min-width="0.67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Double_20_Dash_20_Dot" svg:stroke-width="0.035cm" svg:stroke-color="#000000" draw:marker-start-width="0.252cm" draw:marker-end-width="0.252cm" draw:fill="none" draw:textarea-horizontal-align="justify" draw:textarea-vertical-align="middle" draw:auto-grow-height="false" fo:min-height="16.728cm" fo:min-width="12.095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2" xml:id="id2" draw:id="id2" draw:layer="layout" svg:width="4.737cm" svg:height="2.206cm" svg:x="4.103cm" svg:y="9.983cm">
          <text:p text:style-name="P1"><text:span text:style-name="T1">Works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xml:id="id4" draw:id="id4" draw:layer="layout" svg:width="4.695cm" svg:height="2.258cm" svg:x="4.123cm" svg:y="6.838cm">
          <text:p text:style-name="P1"><text:span text:style-name="T1">SDR</text:span></text:p>
          <text:p text:style-name="P1"><text:span text:style-name="T1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3" draw:text-style-name="P3" draw:layer="layout" svg:x1="6.472cm" svg:y1="0.546cm" svg:x2="6.472cm" svg:y2="3.175cm">
          <text:p/>
        </draw:line>
        <draw:custom-shape draw:name="Right Triangle 14" draw:style-name="gr4" draw:text-style-name="P4" draw:layer="layout" svg:width="1.393cm" svg:height="1.393cm" draw:transform="skewX (0.0301941960595019) rotate (0.785398163397448) translate (5.502cm 0.547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Rectangle 5" draw:style-name="gr5" draw:text-style-name="P2" xml:id="id1" draw:id="id1" draw:layer="layout" svg:width="5.529cm" svg:height="2.301cm" svg:x="7.012cm" svg:y="14.14cm">
          <text:p text:style-name="P1"><text:span text:style-name="T1">Input pulsar 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2" xml:id="id3" draw:id="id3" draw:layer="layout" svg:width="5.529cm" svg:height="2.301cm" svg:x="0.401cm" svg:y="14.14cm">
          <text:p text:style-name="P1"><text:span text:style-name="T1">Frequency 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2" xml:id="id11" draw:id="id11" draw:layer="layout" svg:width="4.737cm" svg:height="2.57cm" svg:x="23.349cm" svg:y="6.562cm">
          <text:p text:style-name="P1"><text:span text:style-name="T1">Pulsar signal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" xml:id="id10" draw:id="id10" draw:layer="layout" svg:width="4.695cm" svg:height="2.691cm" svg:x="23.369cm" svg:y="3.166cm">
          <text:p text:style-name="P1"><text:span text:style-name="T1">Data acquisition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3" draw:text-style-name="P3" draw:layer="layout" svg:x1="25.717cm" svg:y1="0.573cm" svg:x2="25.717cm" svg:y2="3.175cm">
          <text:p/>
        </draw:line>
        <draw:custom-shape draw:name="Right Triangle 26" draw:style-name="gr4" draw:text-style-name="P4" draw:layer="layout" svg:width="1.393cm" svg:height="1.393cm" draw:transform="skewX (0.0301941960595019) rotate (0.785398163397448) translate (24.747cm 0.57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Flowchart: Decision 33" draw:style-name="gr9" draw:text-style-name="P5" xml:id="id9" draw:id="id9" draw:layer="layout" svg:width="7.533cm" svg:height="2.173cm" svg:x="21.95cm" svg:y="10.601cm">
          <text:p text:style-name="P1"><text:span text:style-name="T1">Detected?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35" draw:style-name="gr10" draw:text-style-name="P2" xml:id="id7" draw:id="id7" draw:layer="layout" svg:width="5.529cm" svg:height="2.301cm" svg:x="22.958cm" svg:y="14.14cm">
          <text:p text:style-name="P1"><text:span text:style-name="T1">Output pulsar 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1" draw:text-style-name="P7" draw:layer="layout" svg:width="1.962cm" svg:height="1.013cm" svg:x="25.781cm" svg:y="12.521cm">
          <text:p text:style-name="P6"><text:span text:style-name="T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2" draw:text-style-name="P7" draw:layer="layout" svg:width="1.962cm" svg:height="1.013cm" svg:x="21.102cm" svg:y="10.618cm">
          <text:p text:style-name="P6"><text:span text:style-name="T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3" draw:text-style-name="P2" xml:id="id12" draw:id="id12" draw:layer="layout" svg:width="9.258cm" svg:height="5.728cm" svg:x="12.971cm" svg:y="2.701cm">
          <text:p text:style-name="P1"><text:span text:style-name="T1">Increase emission power to inspect sensitivity</text:span></text:p>
          <text:p text:style-name="P1"><text:span text:style-name="T1">or </text:span></text:p>
          <text:p text:style-name="P1"><text:span text:style-name="T1">tune detection method to optimize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43" draw:style-name="gr14" draw:text-style-name="P5" xml:id="id6" draw:id="id6" draw:layer="layout" svg:width="7.533cm" svg:height="2.173cm" svg:x="13.832cm" svg:y="14.203cm">
          <text:p text:style-name="P1"><text:span text:style-name="T1">Compar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50" draw:style-name="gr15" draw:text-style-name="P2" xml:id="id8" draw:id="id8" draw:layer="layout" svg:width="7.352cm" svg:height="3.311cm" svg:x="13.923cm" svg:y="17.655cm">
          <text:p text:style-name="P1"><text:span text:style-name="T1">Done or decrease emission power to inspect sen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6" draw:text-style-name="P7" draw:layer="layout" svg:width="2.752cm" svg:height="1.013cm" svg:x="17.928cm" svg:y="16.196cm">
          <text:p text:style-name="P6"><text:span text:style-name="T1">Ag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7" draw:text-style-name="P7" draw:layer="layout" svg:width="3.836cm" svg:height="1.013cm" svg:x="17.927cm" svg:y="13.182cm">
          <text:p text:style-name="P6"><text:span text:style-name="T1">Disag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18" draw:text-style-name="P7" draw:layer="layout" svg:width="4.901cm" svg:height="1.773cm" svg:x="6.578cm" svg:y="1.092cm">
          <text:p text:style-name="P6"><text:span text:style-name="T1">Transmitting 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9" draw:text-style-name="P7" draw:layer="layout" svg:width="4.901cm" svg:height="1.775cm" svg:x="26.102cm" svg:y="0.718cm">
          <text:p text:style-name="P6"><text:span text:style-name="T1">Radio </text:span></text:p>
          <text:p text:style-name="P6"><text:span text:style-name="T1">telesc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56" draw:style-name="gr20" draw:text-style-name="P8" xml:id="id5" draw:id="id5" draw:layer="layout" svg:width="2.342cm" svg:height="2.738cm" svg:x="5.299cm" svg:y="3.07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/>
          </draw:enhanced-geometry>
        </draw:custom-shape>
        <draw:custom-shape draw:name="Text Box 59" draw:style-name="gr21" draw:text-style-name="P7" draw:layer="layout" svg:width="2.895cm" svg:height="1.775cm" svg:x="2.72cm" svg:y="3.877cm">
          <text:p text:style-name="P6"><text:span text:style-name="T1">RF</text:span></text:p>
          <text:p text:style-name="P6"><text:span text:style-name="T1">ampl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" draw:text-style-name="P9" draw:layer="layout" svg:x1="9.776cm" svg:y1="14.14cm" svg:x2="8.84cm" svg:y2="11.086cm" draw:start-shape="id1" draw:start-glue-point="0" draw:end-shape="id2" draw:end-glue-point="1" svg:d="M9776 14140v-3054h-936" svg:viewBox="0 0 937 3055">
          <text:p/>
        </draw:connector>
        <draw:connector draw:style-name="gr23" draw:text-style-name="P9" draw:layer="layout" svg:x1="3.165cm" svg:y1="14.14cm" svg:x2="4.103cm" svg:y2="11.086cm" draw:start-shape="id3" draw:end-shape="id2" draw:end-glue-point="3" svg:d="M3165 14140v-3054h938" svg:viewBox="0 0 939 3055">
          <text:p/>
        </draw:connector>
        <draw:connector draw:style-name="gr24" draw:text-style-name="P9" draw:layer="layout" svg:x1="6.471cm" svg:y1="9.983cm" svg:x2="6.47cm" svg:y2="9.096cm" draw:start-shape="id2" draw:start-glue-point="0" draw:end-shape="id4" draw:end-glue-point="2" svg:d="M6471 9983v-443h-1v-444" svg:viewBox="0 0 2 888">
          <text:p/>
        </draw:connector>
        <draw:connector draw:style-name="gr22" draw:text-style-name="P9" draw:layer="layout" svg:x1="6.47cm" svg:y1="6.838cm" svg:x2="6.47cm" svg:y2="5.809cm" draw:start-shape="id4" draw:start-glue-point="0" draw:end-shape="id5" draw:end-glue-point="2" svg:d="M6470 6838v-1029" svg:viewBox="0 0 1 1030">
          <text:p/>
        </draw:connector>
        <draw:connector draw:style-name="gr22" draw:text-style-name="P9" draw:layer="layout" svg:x1="12.541cm" svg:y1="15.29cm" svg:x2="13.832cm" svg:y2="15.289cm" draw:start-shape="id1" draw:start-glue-point="1" draw:end-shape="id6" draw:end-glue-point="3" svg:d="M12541 15290h600v-1h691" svg:viewBox="0 0 1292 2">
          <text:p/>
        </draw:connector>
        <draw:connector draw:style-name="gr22" draw:text-style-name="P9" draw:layer="layout" svg:x1="22.958cm" svg:y1="15.29cm" svg:x2="21.365cm" svg:y2="15.289cm" draw:start-shape="id7" draw:end-shape="id6" draw:end-glue-point="1" svg:d="M22958 15290h-752v-1h-841" svg:viewBox="0 0 1594 2">
          <text:p/>
        </draw:connector>
        <draw:connector draw:style-name="gr22" draw:text-style-name="P9" draw:layer="layout" svg:x1="17.598cm" svg:y1="16.376cm" svg:x2="17.599cm" svg:y2="17.655cm" draw:start-shape="id6" draw:start-glue-point="2" draw:end-shape="id8" draw:end-glue-point="0" svg:d="M17598 16376v634h1v645" svg:viewBox="0 0 2 1280">
          <text:p/>
        </draw:connector>
        <draw:connector draw:style-name="gr22" draw:text-style-name="P9" draw:layer="layout" svg:x1="25.716cm" svg:y1="12.774cm" svg:x2="25.722cm" svg:y2="14.14cm" draw:start-shape="id9" draw:start-glue-point="2" draw:end-shape="id7" svg:d="M25716 12774v677h6v689" svg:viewBox="0 0 7 1367">
          <text:p/>
        </draw:connector>
        <draw:connector draw:style-name="gr22" draw:text-style-name="P9" draw:layer="layout" svg:x1="25.716cm" svg:y1="5.857cm" svg:x2="25.717cm" svg:y2="6.562cm" draw:start-shape="id10" draw:start-glue-point="2" draw:end-shape="id11" draw:end-glue-point="0" svg:d="M25716 5857v352h1v353" svg:viewBox="0 0 2 706">
          <text:p/>
        </draw:connector>
        <draw:connector draw:style-name="gr22" draw:text-style-name="P9" draw:layer="layout" draw:line-skew="0.029cm" svg:x1="25.717cm" svg:y1="9.132cm" svg:x2="25.716cm" svg:y2="10.601cm" draw:start-shape="id11" draw:start-glue-point="2" draw:end-shape="id9" draw:end-glue-point="0" svg:d="M25717 9132v769h-1v700" svg:viewBox="0 0 2 1470">
          <text:p/>
        </draw:connector>
        <draw:connector draw:style-name="gr22" draw:text-style-name="P9" draw:layer="layout" svg:x1="17.598cm" svg:y1="14.203cm" svg:x2="17.6cm" svg:y2="8.429cm" draw:start-shape="id6" draw:end-shape="id12" draw:end-glue-point="2" svg:d="M17598 14203v-2882h2v-2892" svg:viewBox="0 0 3 5775">
          <text:p/>
        </draw:connector>
        <draw:connector draw:style-name="gr22" draw:text-style-name="P9" draw:layer="layout" svg:x1="21.95cm" svg:y1="11.687cm" svg:x2="17.6cm" svg:y2="8.429cm" draw:start-shape="id9" draw:start-glue-point="3" draw:end-shape="id12" draw:end-glue-point="2" svg:d="M21950 11687h-4350v-3258" svg:viewBox="0 0 4351 3259">
          <text:p/>
        </draw:connector>
        <draw:custom-shape draw:style-name="gr25" draw:text-style-name="P9" draw:layer="layout" svg:width="12.595cm" svg:height="16.978cm" svg:x="0.2cm" svg:y="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59_0" draw:style-name="gr26" draw:text-style-name="P7" draw:layer="layout" svg:width="4.69cm" svg:height="1.013cm" svg:x="2.93cm" svg:y="17.084cm">
          <text:p text:style-name="P6"><text:span text:style-name="T1">Artificial Pul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400%" draw:distance="3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2-27T20:03:57.222159076</meta:creation-date>
    <dc:date>2020-12-27T21:33:11.765365355</dc:date>
    <meta:editing-duration>PT14M35S</meta:editing-duration>
    <meta:editing-cycles>10</meta:editing-cycles>
    <meta:generator>LibreOffice/7.0.0.3$Linux_X86_64 LibreOffice_project/00$Build-3</meta:generator>
    <meta:document-statistic meta:object-count="37"/>
  </office:meta>
</office:document-meta>
</file>